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100000010F5103FEBA0DCD6A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7.46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 style:rotation-align="none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42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 Black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 Black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 Black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F5103FEBA0DCD6AC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1.B2:Planilha1.B27 Planilha1.C2:Planilha1.C27 Planilha1.B2:Planilha1.B27 Planilha1.H1:Planilha1.H1 Planilha1.H2:Planilh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(Y²)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POWER(0.471;2)" office:value-type="float" office:value="0.221841" calcext:value-type="float">
            <text:p>0,221841</text:p>
          </table:table-cell>
          <table:table-cell table:style-name="ce2" table:formula="of:=POWER([.B2];2)" office:value-type="float" office:value="4900" calcext:value-type="float">
            <text:p>4900</text:p>
          </table:table-cell>
          <table:table-cell table:style-name="ce2" table:formula="of:=[.B2]*[.C2]" office:value-type="float" office:value="15.52887" calcext:value-type="float">
            <text:p>15,52887</text:p>
          </table:table-cell>
          <table:table-cell table:style-name="ce2" table:formula="of:=POWER([.C2];2)" office:value-type="float" office:value="0.049213429281" calcext:value-type="float">
            <text:p>0,049213429281</text:p>
          </table:table-cell>
          <table:table-cell table:style-name="ce8" table:formula="of:=IF([.A2]=1;POWER(([.C2]-[.L2]-[.L3]*[.B2]);2);0)" office:value-type="float" office:value="0.000000229609139277273" calcext:value-type="float">
            <text:p>0,000000</text:p>
          </table:table-cell>
          <table:table-cell table:style-name="ce9" table:formula="of:=IF([.A2]=1;[.B2]*[.L3]+[.L2];0)" office:value-type="float" office:value="0.221361824521415" calcext:value-type="float">
            <text:p>0,221362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11" office:value-type="string" calcext:value-type="string">
            <text:p>=</text:p>
          </table:table-cell>
          <table:table-cell table:style-name="ce8" table:formula="of:=(SUM([.D2:.D27])*SUM([.C2:.C27])-SUM([.B2:.B27])*SUM([.E2:.E27]))/([.L7]*SUM([.D2:.D27])-POWER(SUM([.B2:.B27]);2))" office:value-type="float" office:value="-0.00832738395873377" calcext:value-type="float">
            <text:p>-0,008327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5" calcext:value-type="float">
            <text:p>65</text:p>
          </table:table-cell>
          <table:table-cell table:style-name="ce4" table:formula="of:=POWER(0.45;2)" office:value-type="float" office:value="0.2025" calcext:value-type="float">
            <text:p>0,2025</text:p>
          </table:table-cell>
          <table:table-cell table:style-name="ce2" table:formula="of:=POWER([.B3];2)" office:value-type="float" office:value="4225" calcext:value-type="float">
            <text:p>4225</text:p>
          </table:table-cell>
          <table:table-cell table:style-name="ce2" table:formula="of:=[.B3]*[.C3]" office:value-type="float" office:value="13.1625" calcext:value-type="float">
            <text:p>13,1625</text:p>
          </table:table-cell>
          <table:table-cell table:style-name="ce2" table:formula="of:=POWER([.C3];2)" office:value-type="float" office:value="0.04100625" calcext:value-type="float">
            <text:p>0,04100625</text:p>
          </table:table-cell>
          <table:table-cell table:style-name="ce8" table:formula="of:=IF([.A3]=1;POWER(([.C3]-[.L2]-[.L3]*[.B3]);2);0)" office:value-type="float" office:value="0.00000602924691649675" calcext:value-type="float">
            <text:p>0,000006</text:p>
          </table:table-cell>
          <table:table-cell table:style-name="ce9" table:formula="of:=IF([.A3]=1;[.B3]*[.L3]+[.L2];0)" office:value-type="float" office:value="0.204955452487119" calcext:value-type="float">
            <text:p>0,204955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11" office:value-type="string" calcext:value-type="string">
            <text:p>=</text:p>
          </table:table-cell>
          <table:table-cell table:style-name="ce8" table:formula="of:=([.L7]*SUM([.E2:.E27])-SUM([.B2:.B27])*SUM([.C2:.C27]))/([.L7]*SUM([.D2:.D27])-POWER(SUM([.B2:.B27]);2))" office:value-type="float" office:value="0.00328127440685927" calcext:value-type="float">
            <text:p>0,003281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POWER(0.438;2)" office:value-type="float" office:value="0.191844" calcext:value-type="float">
            <text:p>0,191844</text:p>
          </table:table-cell>
          <table:table-cell table:style-name="ce2" table:formula="of:=POWER([.B4];2)" office:value-type="float" office:value="3600" calcext:value-type="float">
            <text:p>3600</text:p>
          </table:table-cell>
          <table:table-cell table:style-name="ce2" table:formula="of:=[.B4]*[.C4]" office:value-type="float" office:value="11.51064" calcext:value-type="float">
            <text:p>11,51064</text:p>
          </table:table-cell>
          <table:table-cell table:style-name="ce2" table:formula="of:=POWER([.C4];2)" office:value-type="float" office:value="0.036804120336" calcext:value-type="float">
            <text:p>0,036804120336</text:p>
          </table:table-cell>
          <table:table-cell table:style-name="ce8" table:formula="of:=IF([.A4]=1;POWER(([.C4]-[.L2]-[.L3]*[.B4]);2);0)" office:value-type="float" office:value="0.0000108564948223741" calcext:value-type="float">
            <text:p>0,000011</text:p>
          </table:table-cell>
          <table:table-cell table:style-name="ce9" table:formula="of:=IF([.A4]=1;[.B4]*[.L3]+[.L2];0)" office:value-type="float" office:value="0.188549080452822" calcext:value-type="float">
            <text:p>0,188549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11" office:value-type="string" calcext:value-type="string">
            <text:p>=</text:p>
          </table:table-cell>
          <table:table-cell table:style-name="ce8" table:formula="of:=SQRT((1/[.L11])*(SUM([.D2:.D27]))*[.L10])" office:value-type="float" office:value="0.00163838914620001" calcext:value-type="float">
            <text:p>0,00163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POWER(0.42;2)" office:value-type="float" office:value="0.1764" calcext:value-type="float">
            <text:p>0,1764</text:p>
          </table:table-cell>
          <table:table-cell table:style-name="ce2" table:formula="of:=POWER([.B5];2)" office:value-type="float" office:value="3025" calcext:value-type="float">
            <text:p>3025</text:p>
          </table:table-cell>
          <table:table-cell table:style-name="ce2" table:formula="of:=[.B5]*[.C5]" office:value-type="float" office:value="9.702" calcext:value-type="float">
            <text:p>9,702</text:p>
          </table:table-cell>
          <table:table-cell table:style-name="ce2" table:formula="of:=POWER([.C5];2)" office:value-type="float" office:value="0.03111696" calcext:value-type="float">
            <text:p>0,03111696</text:p>
          </table:table-cell>
          <table:table-cell table:style-name="ce8" table:formula="of:=IF([.A5]=1;POWER(([.C5]-[.L2]-[.L3]*[.B5]);2);0)" office:value-type="float" office:value="0.0000181245316096899" calcext:value-type="float">
            <text:p>0,000018</text:p>
          </table:table-cell>
          <table:table-cell table:style-name="ce9" table:formula="of:=IF([.A5]=1;[.B5]*[.L3]+[.L2];0)" office:value-type="float" office:value="0.172142708418526" calcext:value-type="float">
            <text:p>0,172143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11" office:value-type="string" calcext:value-type="string">
            <text:p>=</text:p>
          </table:table-cell>
          <table:table-cell table:style-name="ce8" table:formula="of:=SQRT((1/[.L11])*[.L7]*[.L10])" office:value-type="float" office:value="0.0000398279276410384" calcext:value-type="float">
            <text:p>0,00004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POWER(0.393;2)" office:value-type="float" office:value="0.154449" calcext:value-type="float">
            <text:p>0,154449</text:p>
          </table:table-cell>
          <table:table-cell table:style-name="ce2" table:formula="of:=POWER([.B6];2)" office:value-type="float" office:value="2500" calcext:value-type="float">
            <text:p>2500</text:p>
          </table:table-cell>
          <table:table-cell table:style-name="ce2" table:formula="of:=[.B6]*[.C6]" office:value-type="float" office:value="7.72245" calcext:value-type="float">
            <text:p>7,72245</text:p>
          </table:table-cell>
          <table:table-cell table:style-name="ce2" table:formula="of:=POWER([.C6];2)" office:value-type="float" office:value="0.023854493601" calcext:value-type="float">
            <text:p>0,023854493601</text:p>
          </table:table-cell>
          <table:table-cell table:style-name="ce8" table:formula="of:=IF([.A6]=1;POWER(([.C6]-[.L2]-[.L3]*[.B6]);2);0)" office:value-type="float" office:value="0.00000165723496616125" calcext:value-type="float">
            <text:p>0,000002</text:p>
          </table:table-cell>
          <table:table-cell table:style-name="ce9" table:formula="of:=IF([.A6]=1;[.B6]*[.L3]+[.L2];0)" office:value-type="float" office:value="0.15573633638423" calcext:value-type="float">
            <text:p>0,155736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11" office:value-type="string" calcext:value-type="string">
            <text:p>=</text:p>
          </table:table-cell>
          <table:table-cell table:style-name="ce8" table:formula="of:=1-((SUM([.G2:.G27]))/((SUM([.F2:.F27]))-(1/[.L7])*POWER(SUM([.C2:.C27]);2)))" office:value-type="float" office:value="0.998088375155385" calcext:value-type="float">
            <text:p>0,99808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POWER(0.365;2)" office:value-type="float" office:value="0.133225" calcext:value-type="float">
            <text:p>0,133225</text:p>
          </table:table-cell>
          <table:table-cell table:style-name="ce2" table:formula="of:=POWER([.B7];2)" office:value-type="float" office:value="2025" calcext:value-type="float">
            <text:p>2025</text:p>
          </table:table-cell>
          <table:table-cell table:style-name="ce2" table:formula="of:=[.B7]*[.C7]" office:value-type="float" office:value="5.995125" calcext:value-type="float">
            <text:p>5,995125</text:p>
          </table:table-cell>
          <table:table-cell table:style-name="ce2" table:formula="of:=POWER([.C7];2)" office:value-type="float" office:value="0.017748900625" calcext:value-type="float">
            <text:p>0,017748900625</text:p>
          </table:table-cell>
          <table:table-cell table:style-name="ce8" table:formula="of:=IF([.A7]=1;POWER(([.C7]-[.L2]-[.L3]*[.B7]);2);0)" office:value-type="float" office:value="0.0000372705897139558" calcext:value-type="float">
            <text:p>0,000037</text:p>
          </table:table-cell>
          <table:table-cell table:style-name="ce9" table:formula="of:=IF([.A7]=1;[.B7]*[.L3]+[.L2];0)" office:value-type="float" office:value="0.139329964349933" calcext:value-type="float">
            <text:p>0,139330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11" office:value-type="string" calcext:value-type="string">
            <text:p>=</text:p>
          </table:table-cell>
          <table:table-cell table:style-name="ce2" table:formula="of:=COUNT([.A2:.A27])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POWER(0.358;2)" office:value-type="float" office:value="0.128164" calcext:value-type="float">
            <text:p>0,128164</text:p>
          </table:table-cell>
          <table:table-cell table:style-name="ce2" table:formula="of:=POWER([.B8];2)" office:value-type="float" office:value="1600" calcext:value-type="float">
            <text:p>1600</text:p>
          </table:table-cell>
          <table:table-cell table:style-name="ce2" table:formula="of:=[.B8]*[.C8]" office:value-type="float" office:value="5.12656" calcext:value-type="float">
            <text:p>5,12656</text:p>
          </table:table-cell>
          <table:table-cell table:style-name="ce2" table:formula="of:=POWER([.C8];2)" office:value-type="float" office:value="0.016426010896" calcext:value-type="float">
            <text:p>0,016426010896</text:p>
          </table:table-cell>
          <table:table-cell table:style-name="ce8" table:formula="of:=IF([.A8]=1;POWER(([.C8]-[.L2]-[.L3]*[.B8]);2);0)" office:value-type="float" office:value="0.0000274618726983318" calcext:value-type="float">
            <text:p>0,000027</text:p>
          </table:table-cell>
          <table:table-cell table:style-name="ce9" table:formula="of:=IF([.A8]=1;[.B8]*[.L3]+[.L2];0)" office:value-type="float" office:value="0.122923592315637" calcext:value-type="float">
            <text:p>0,122924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POWER(0.322;2)" office:value-type="float" office:value="0.103684" calcext:value-type="float">
            <text:p>0,103684</text:p>
          </table:table-cell>
          <table:table-cell table:style-name="ce2" table:formula="of:=POWER([.B9];2)" office:value-type="float" office:value="1225" calcext:value-type="float">
            <text:p>1225</text:p>
          </table:table-cell>
          <table:table-cell table:style-name="ce2" table:formula="of:=[.B9]*[.C9]" office:value-type="float" office:value="3.62894" calcext:value-type="float">
            <text:p>3,62894</text:p>
          </table:table-cell>
          <table:table-cell table:style-name="ce2" table:formula="of:=POWER([.C9];2)" office:value-type="float" office:value="0.010750371856" calcext:value-type="float">
            <text:p>0,010750371856</text:p>
          </table:table-cell>
          <table:table-cell table:style-name="ce8" table:formula="of:=IF([.A9]=1;POWER(([.C9]-[.L2]-[.L3]*[.B9]);2);0)" office:value-type="float" office:value="0.00000802713716259956" calcext:value-type="float">
            <text:p>0,000008</text:p>
          </table:table-cell>
          <table:table-cell table:style-name="ce9" table:formula="of:=IF([.A9]=1;[.B9]*[.L3]+[.L2];0)" office:value-type="float" office:value="0.106517220281341" calcext:value-type="float">
            <text:p>0,106517</text:p>
          </table:table-cell>
          <table:table-cell table:style-name="Default"/>
          <table:table-cell table:number-columns-repeated="2"/>
          <table:table-cell table:style-name="ce13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POWER(0.302;2)" office:value-type="float" office:value="0.091204" calcext:value-type="float">
            <text:p>0,091204</text:p>
          </table:table-cell>
          <table:table-cell table:style-name="ce2" table:formula="of:=POWER([.B10];2)" office:value-type="float" office:value="900" calcext:value-type="float">
            <text:p>900</text:p>
          </table:table-cell>
          <table:table-cell table:style-name="ce2" table:formula="of:=[.B10]*[.C10]" office:value-type="float" office:value="2.73612" calcext:value-type="float">
            <text:p>2,73612</text:p>
          </table:table-cell>
          <table:table-cell table:style-name="ce2" table:formula="of:=POWER([.C10];2)" office:value-type="float" office:value="0.008318169616" calcext:value-type="float">
            <text:p>0,008318169616</text:p>
          </table:table-cell>
          <table:table-cell table:style-name="ce8" table:formula="of:=IF([.A10]=1;POWER(([.C10]-[.L2]-[.L3]*[.B10]);2);0)" office:value-type="float" office:value="0.00000119498075499024" calcext:value-type="float">
            <text:p>0,000001</text:p>
          </table:table-cell>
          <table:table-cell table:style-name="ce9" table:formula="of:=IF([.A10]=1;[.B10]*[.L3]+[.L2];0)" office:value-type="float" office:value="0.0901108482470442" calcext:value-type="float">
            <text:p>0,090111</text:p>
          </table:table-cell>
          <table:table-cell table:style-name="Default"/>
          <table:table-cell/>
          <table:table-cell table:style-name="ce12" office:value-type="string" calcext:value-type="string">
            <text:p>=</text:p>
          </table:table-cell>
          <table:table-cell table:style-name="ce8" table:formula="of:=(1/([.L7]-2))*(SUM([.G2:.G27]))" office:value-type="float" office:value="0.0000107942862992413" calcext:value-type="float">
            <text:p>0,000011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POWER(0.269;2)" office:value-type="float" office:value="0.072361" calcext:value-type="float">
            <text:p>0,072361</text:p>
          </table:table-cell>
          <table:table-cell table:style-name="ce2" table:formula="of:=POWER([.B11];2)" office:value-type="float" office:value="625" calcext:value-type="float">
            <text:p>625</text:p>
          </table:table-cell>
          <table:table-cell table:style-name="ce2" table:formula="of:=[.B11]*[.C11]" office:value-type="float" office:value="1.809025" calcext:value-type="float">
            <text:p>1,809025</text:p>
          </table:table-cell>
          <table:table-cell table:style-name="ce2" table:formula="of:=POWER([.C11];2)" office:value-type="float" office:value="0.005236114321" calcext:value-type="float">
            <text:p>0,005236114321</text:p>
          </table:table-cell>
          <table:table-cell table:style-name="ce8" table:formula="of:=IF([.A11]=1;POWER(([.C11]-[.L2]-[.L3]*[.B11]);2);0)" office:value-type="float" office:value="0.00000180492833421944" calcext:value-type="float">
            <text:p>0,000002</text:p>
          </table:table-cell>
          <table:table-cell table:style-name="ce9" table:formula="of:=IF([.A11]=1;[.B11]*[.L3]+[.L2];0)" office:value-type="float" office:value="0.0737044762127479" calcext:value-type="float">
            <text:p>0,073704</text:p>
          </table:table-cell>
          <table:table-cell table:style-name="Default"/>
          <table:table-cell/>
          <table:table-cell table:style-name="ce12" office:value-type="string" calcext:value-type="string">
            <text:p>D =</text:p>
          </table:table-cell>
          <table:table-cell table:style-name="ce8" table:formula="of:=[.L7]*(SUM([.D2:.D27]))-(POWER(SUM([.B2:.B27]);2))" office:value-type="float" office:value="102072.74" calcext:value-type="float">
            <text:p>102072,74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POWER(0.233;2)" office:value-type="float" office:value="0.054289" calcext:value-type="float">
            <text:p>0,054289</text:p>
          </table:table-cell>
          <table:table-cell table:style-name="ce2" table:formula="of:=POWER([.B12];2)" office:value-type="float" office:value="400" calcext:value-type="float">
            <text:p>400</text:p>
          </table:table-cell>
          <table:table-cell table:style-name="ce2" table:formula="of:=[.B12]*[.C12]" office:value-type="float" office:value="1.08578" calcext:value-type="float">
            <text:p>1,08578</text:p>
          </table:table-cell>
          <table:table-cell table:style-name="ce2" table:formula="of:=POWER([.C12];2)" office:value-type="float" office:value="0.002947295521" calcext:value-type="float">
            <text:p>0,002947295521</text:p>
          </table:table-cell>
          <table:table-cell table:style-name="ce8" table:formula="of:=IF([.A12]=1;POWER(([.C12]-[.L2]-[.L3]*[.B12]);2);0)" office:value-type="float" office:value="0.00000905470795677471" calcext:value-type="float">
            <text:p>0,000009</text:p>
          </table:table-cell>
          <table:table-cell table:style-name="ce9" table:formula="of:=IF([.A12]=1;[.B12]*[.L3]+[.L2];0)" office:value-type="float" office:value="0.0572981041784516" calcext:value-type="float">
            <text:p>0,057298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POWER(0.196;2)" office:value-type="float" office:value="0.038416" calcext:value-type="float">
            <text:p>0,038416</text:p>
          </table:table-cell>
          <table:table-cell table:style-name="ce2" table:formula="of:=POWER([.B13];2)" office:value-type="float" office:value="225" calcext:value-type="float">
            <text:p>225</text:p>
          </table:table-cell>
          <table:table-cell table:style-name="ce2" table:formula="of:=[.B13]*[.C13]" office:value-type="float" office:value="0.57624" calcext:value-type="float">
            <text:p>0,57624</text:p>
          </table:table-cell>
          <table:table-cell table:style-name="ce2" table:formula="of:=POWER([.C13];2)" office:value-type="float" office:value="0.001475789056" calcext:value-type="float">
            <text:p>0,001475789056</text:p>
          </table:table-cell>
          <table:table-cell table:style-name="ce8" table:formula="of:=IF([.A13]=1;POWER(([.C13]-[.L2]-[.L3]*[.B13]);2);0)" office:value-type="float" office:value="0.00000612924964960346" calcext:value-type="float">
            <text:p>0,000006</text:p>
          </table:table-cell>
          <table:table-cell table:style-name="ce9" table:formula="of:=IF([.A13]=1;[.B13]*[.L3]+[.L2];0)" office:value-type="float" office:value="0.0408917321441552" calcext:value-type="float">
            <text:p>0,040892</text:p>
          </table:table-cell>
          <table:table-cell/>
          <table:table-cell table:style-name="ce10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POWER(0.157;2)" office:value-type="float" office:value="0.024649" calcext:value-type="float">
            <text:p>0,024649</text:p>
          </table:table-cell>
          <table:table-cell table:style-name="ce2" table:formula="of:=POWER([.B14];2)" office:value-type="float" office:value="100" calcext:value-type="float">
            <text:p>100</text:p>
          </table:table-cell>
          <table:table-cell table:style-name="ce2" table:formula="of:=[.B14]*[.C14]" office:value-type="float" office:value="0.24649" calcext:value-type="float">
            <text:p>0,24649</text:p>
          </table:table-cell>
          <table:table-cell table:style-name="ce2" table:formula="of:=POWER([.C14];2)" office:value-type="float" office:value="0.000607573201" calcext:value-type="float">
            <text:p>0,000607573201</text:p>
          </table:table-cell>
          <table:table-cell table:style-name="ce8" table:formula="of:=IF([.A14]=1;POWER(([.C14]-[.L2]-[.L3]*[.B14]);2);0)" office:value-type="float" office:value="0.0000000267780136453912" calcext:value-type="float">
            <text:p>0,000000</text:p>
          </table:table-cell>
          <table:table-cell table:style-name="ce9" table:formula="of:=IF([.A14]=1;[.B14]*[.L3]+[.L2];0)" office:value-type="float" office:value="0.0244853601098589" calcext:value-type="float">
            <text:p>0,024485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POWER(0.102;2)" office:value-type="float" office:value="0.010404" calcext:value-type="float">
            <text:p>0,010404</text:p>
          </table:table-cell>
          <table:table-cell table:style-name="ce2" table:formula="of:=POWER([.B15];2)" office:value-type="float" office:value="25" calcext:value-type="float">
            <text:p>25</text:p>
          </table:table-cell>
          <table:table-cell table:style-name="ce2" table:formula="of:=[.B15]*[.C15]" office:value-type="float" office:value="0.05202" calcext:value-type="float">
            <text:p>0,05202</text:p>
          </table:table-cell>
          <table:table-cell table:style-name="ce2" table:formula="of:=POWER([.C15];2)" office:value-type="float" office:value="0.000108243216" calcext:value-type="float">
            <text:p>0,000108243216</text:p>
          </table:table-cell>
          <table:table-cell table:style-name="ce8" table:formula="of:=IF([.A15]=1;POWER(([.C15]-[.L2]-[.L3]*[.B15]);2);0)" office:value-type="float" office:value="0.00000540568044877626" calcext:value-type="float">
            <text:p>0,000005</text:p>
          </table:table-cell>
          <table:table-cell table:style-name="ce9" table:formula="of:=IF([.A15]=1;[.B15]*[.L3]+[.L2];0)" office:value-type="float" office:value="0.00807898807556257" calcext:value-type="float">
            <text:p>0,008079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.9" calcext:value-type="float">
            <text:p>2,9</text:p>
          </table:table-cell>
          <table:table-cell table:style-name="ce4" table:formula="of:=POWER(0.062;2)" office:value-type="float" office:value="0.003844" calcext:value-type="float">
            <text:p>0,003844</text:p>
          </table:table-cell>
          <table:table-cell table:style-name="ce2" table:formula="of:=POWER([.B16];2)" office:value-type="float" office:value="8.41" calcext:value-type="float">
            <text:p>8,41</text:p>
          </table:table-cell>
          <table:table-cell table:style-name="ce2" table:formula="of:=[.B16]*[.C16]" office:value-type="float" office:value="0.0111476" calcext:value-type="float">
            <text:p>0,0111476</text:p>
          </table:table-cell>
          <table:table-cell table:style-name="ce2" table:formula="of:=POWER([.C16];2)" office:value-type="float" office:value="0.000014776336" calcext:value-type="float">
            <text:p>1,4776336E-05</text:p>
          </table:table-cell>
          <table:table-cell table:style-name="ce8" table:formula="of:=IF([.A16]=1;POWER(([.C16]-[.L2]-[.L3]*[.B16]);2);0)" office:value-type="float" office:value="0.00000705267970324058" calcext:value-type="float">
            <text:p>0,000007</text:p>
          </table:table-cell>
          <table:table-cell table:style-name="ce9" table:formula="of:=IF([.A16]=1;[.B16]*[.L3]+[.L2];0)" office:value-type="float" office:value="0.00118831182115811" calcext:value-type="float">
            <text:p>0,001188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8" table:formula="of:=IF([.A17]=1;POWER(([.C17]-[.L2]-[.L3]*[.B17]);2);0)" office:value-type="float" office:value="0" calcext:value-type="float">
            <text:p>0,000000</text:p>
          </table:table-cell>
          <table:table-cell table:style-name="ce9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8" table:formula="of:=IF([.A18]=1;POWER(([.C18]-[.L2]-[.L3]*[.B18]);2);0)" office:value-type="float" office:value="0" calcext:value-type="float">
            <text:p>0,000000</text:p>
          </table:table-cell>
          <table:table-cell table:style-name="ce9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8" table:formula="of:=IF([.A19]=1;POWER(([.C19]-[.L2]-[.L3]*[.B19]);2);0)" office:value-type="float" office:value="0" calcext:value-type="float">
            <text:p>0,000000</text:p>
          </table:table-cell>
          <table:table-cell table:style-name="ce9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8" table:formula="of:=IF([.A20]=1;POWER(([.C20]-[.L2]-[.L3]*[.B20]);2);0)" office:value-type="float" office:value="0" calcext:value-type="float">
            <text:p>0,000000</text:p>
          </table:table-cell>
          <table:table-cell table:style-name="ce9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8" table:formula="of:=IF([.A21]=1;POWER(([.C21]-[.L2]-[.L3]*[.B21]);2);0)" office:value-type="float" office:value="0" calcext:value-type="float">
            <text:p>0,000000</text:p>
          </table:table-cell>
          <table:table-cell table:style-name="ce9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8" table:formula="of:=IF([.A22]=1;POWER(([.C22]-[.L2]-[.L3]*[.B22]);2);0)" office:value-type="float" office:value="0" calcext:value-type="float">
            <text:p>0,000000</text:p>
          </table:table-cell>
          <table:table-cell table:style-name="ce9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8" table:formula="of:=IF([.A23]=1;POWER(([.C23]-[.L2]-[.L3]*[.B23]);2);0)" office:value-type="float" office:value="0" calcext:value-type="float">
            <text:p>0,000000</text:p>
          </table:table-cell>
          <table:table-cell table:style-name="ce9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8" table:formula="of:=IF([.A24]=1;POWER(([.C24]-[.L2]-[.L3]*[.B24]);2);0)" office:value-type="float" office:value="0" calcext:value-type="float">
            <text:p>0,000000</text:p>
          </table:table-cell>
          <table:table-cell table:style-name="ce9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8" table:formula="of:=IF([.A25]=1;POWER(([.C25]-[.L2]-[.L3]*[.B25]);2);0)" office:value-type="float" office:value="0" calcext:value-type="float">
            <text:p>0,000000</text:p>
          </table:table-cell>
          <table:table-cell table:style-name="ce9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8" table:formula="of:=IF([.A26]=1;POWER(([.C26]-[.L2]-[.L3]*[.B26]);2);0)" office:value-type="float" office:value="0" calcext:value-type="float">
            <text:p>0,000000</text:p>
          </table:table-cell>
          <table:table-cell table:style-name="ce9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8" table:formula="of:=IF([.A27]=1;POWER(([.C27]-[.L2]-[.L3]*[.B27]);2);0)" office:value-type="float" office:value="0" calcext:value-type="float">
            <text:p>0,000000</text:p>
          </table:table-cell>
          <table:table-cell table:style-name="ce9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6" table:number-columns-repeated="4"/>
          <table:table-cell table:style-name="ce7"/>
          <table:table-cell table:number-columns-repeated="6"/>
          <table:table-cell table:style-name="ce14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elta" table:base-cell-address="$Planilha1.$A$1" table:expression="['file:///C:/Users/Vitor/Downloads/ajuste_de_reta.xls'#$retaMMQ.$G$5]"/>
        <table:named-expression table:name="S_1" table:base-cell-address="$Planilha1.$A$1" table:expression="['file:///C:/Users/Vitor/Downloads/ajuste_de_reta.xls'#$retaMMQ.$B$5]"/>
        <table:named-expression table:name="S_x" table:base-cell-address="$Planilha1.$A$1" table:expression="['file:///C:/Users/Vitor/Downloads/ajuste_de_reta.xls'#$retaMMQ.$C$5]"/>
        <table:named-expression table:name="S_xx" table:base-cell-address="$Planilha1.$A$1" table:expression="['file:///C:/Users/Vitor/Downloads/ajuste_de_reta.xls'#$retaMMQ.$D$5]"/>
        <table:named-expression table:name="S_y" table:base-cell-address="$Planilha1.$A$1" table:expression="['file:///C:/Users/Vitor/Downloads/ajuste_de_reta.xls'#$retaMMQ.$E$5]"/>
        <table:named-expression table:name="S_yx" table:base-cell-address="$Planilha1.$A$1" table:expression="['file:///C:/Users/Vitor/Downloads/ajuste_de_reta.xls'#$retaMMQ.$F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6" loext:min-decimal-places="6" number:min-integer-digits="1"/>
    </number:number-style>
    <number:number-style style:name="N2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7P0"/>
    </number:number-style>
    <number:number-style style:name="N2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2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number-style>
    <number:number-style style:name="N2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09P0"/>
    </number:number-style>
    <number:number-style style:name="N2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2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date-style style:name="N20111" number:language="pt" number:country="BR">
      <number:day/>
      <number:text>/</number:text>
      <number:month/>
      <number:text>/</number:text>
      <number:year number:style="long"/>
    </number:date-style>
    <number:date-style style:name="N20112" number:language="pt" number:country="BR">
      <number:day/>
      <number:text>/</number:text>
      <number:month number:textual="true"/>
      <number:text>/</number:text>
      <number:year/>
    </number:date-style>
    <number:date-style style:name="N20113" number:language="pt" number:country="BR">
      <number:day/>
      <number:text>/</number:text>
      <number:month number:textual="true"/>
    </number:date-style>
    <number:date-style style:name="N20114" number:language="pt" number:country="BR">
      <number:month number:textual="true"/>
      <number:text>/</number:text>
      <number:year/>
    </number:date-style>
    <number:time-style style:name="N20115" number:language="pt" number:country="BR">
      <number:hours/>
      <number:text>:</number:text>
      <number:minutes number:style="long"/>
      <number:text> </number:text>
      <number:am-pm/>
    </number:time-style>
    <number:time-style style:name="N2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2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0P0"/>
    </number:number-style>
    <number:number-style style:name="N2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2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2P2" style:volatile="true" number:language="pt" number:country="BR">
      <loext:text> </loext:text>
      <loext:fill-character> </loext:fill-character>
      <number:text>- </number:text>
    </number:number-style>
    <number:text-style style:name="N20122" number:language="pt" number:country="BR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3P2" style:volatile="true" number:language="pt" number:country="BR">
      <loext:text> R$ </loext:text>
      <loext:fill-character> </loext:fill-character>
      <number:text>- </number:text>
    </number:number-style>
    <number:text-style style:name="N20123" number:language="pt" number:country="BR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4" number:language="pt" number:country="BR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5" number:language="pt" number:country="BR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  <style:style style:name="Excel_5f_CondFormat_5f_1_5f_1_5f_2" style:display-name="Excel_CondFormat_1_1_2" style:family="table-cell" style:parent-style-name="Default"/>
    <style:style style:name="Excel_5f_CondFormat_5f_1_5f_1_5f_3" style:display-name="Excel_CondFormat_1_1_3" style:family="table-cell" style:parent-style-name="Default">
      <style:table-cell-properties fo:background-color="#ff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 style:data-style-name="N2" text:time-value="22:00:41.3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12:37.777000000</meta:creation-date>
    <dc:date>2018-12-13T22:04:33.331000000</dc:date>
    <meta:editing-duration>PT35M56S</meta:editing-duration>
    <meta:editing-cycles>8</meta:editing-cycles>
    <meta:generator>LibreOffice/5.2.2.2$Windows_X86_64 LibreOffice_project/8f96e87c890bf8fa77463cd4b640a2312823f3ad</meta:generator>
    <meta:document-statistic meta:table-count="1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5.582cm" svg:y="8.217cm" style:legend-expansion="wide" chart:style-name="ch3"/>
        <chart:plot-area chart:style-name="ch4" table:cell-range-address="Planilha1.B2:Planilha1.C27 Planilha1.H1:Planilha1.H27" chart:data-source-has-labels="row" svg:x="0.64cm" svg:y="1.035cm" svg:width="14.451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C2:Planilha1.C27" loext:label-string="pontos" chart:class="chart:scatter">
            <chart:domain table:cell-range-address="Planilha1.B2:Planilha1.B27"/>
            <chart:data-point chart:repeated="26"/>
          </chart:series>
          <chart:series chart:attached-axis="primary-y" chart:style-name="ch9" chart:values-cell-range-address="Planilha1.H2:Planilha1.H27" chart:label-cell-address="Planilha1.H1:Planilha1.H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ontos</text:p>
              </table:table-cell>
              <table:table-cell office:value-type="string">
                <text:p>Reta Ideal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Planilha1.B2:Planilha1.B27</svg:desc>
                </draw:g>
              </table:table-cell>
              <table:table-cell office:value-type="float" office:value="0.221841">
                <text:p>0.221841</text:p>
                <draw:g>
                  <svg:desc>Planilha1.C2:Planilha1.C27</svg:desc>
                </draw:g>
              </table:table-cell>
              <table:table-cell office:value-type="float" office:value="0.221361824521415">
                <text:p>0.221361824521415</text:p>
                <draw:g>
                  <svg:desc>Planilha1.H2:Planilh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0.2025">
                <text:p>0.2025</text:p>
              </table:table-cell>
              <table:table-cell office:value-type="float" office:value="0.204955452487119">
                <text:p>0.204955452487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191844">
                <text:p>0.191844</text:p>
              </table:table-cell>
              <table:table-cell office:value-type="float" office:value="0.188549080452822">
                <text:p>0.188549080452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0.1764">
                <text:p>0.1764</text:p>
              </table:table-cell>
              <table:table-cell office:value-type="float" office:value="0.172142708418526">
                <text:p>0.172142708418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54449">
                <text:p>0.154449</text:p>
              </table:table-cell>
              <table:table-cell office:value-type="float" office:value="0.15573633638423">
                <text:p>0.15573633638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133225">
                <text:p>0.133225</text:p>
              </table:table-cell>
              <table:table-cell office:value-type="float" office:value="0.139329964349933">
                <text:p>0.139329964349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128164">
                <text:p>0.128164</text:p>
              </table:table-cell>
              <table:table-cell office:value-type="float" office:value="0.122923592315637">
                <text:p>0.122923592315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103684">
                <text:p>0.103684</text:p>
              </table:table-cell>
              <table:table-cell office:value-type="float" office:value="0.106517220281341">
                <text:p>0.106517220281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91204">
                <text:p>0.091204</text:p>
              </table:table-cell>
              <table:table-cell office:value-type="float" office:value="0.0901108482470442">
                <text:p>0.0901108482470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072361">
                <text:p>0.072361</text:p>
              </table:table-cell>
              <table:table-cell office:value-type="float" office:value="0.0737044762127479">
                <text:p>0.0737044762127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54289">
                <text:p>0.054289</text:p>
              </table:table-cell>
              <table:table-cell office:value-type="float" office:value="0.0572981041784516">
                <text:p>0.0572981041784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038416">
                <text:p>0.038416</text:p>
              </table:table-cell>
              <table:table-cell office:value-type="float" office:value="0.0408917321441552">
                <text:p>0.0408917321441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24649">
                <text:p>0.024649</text:p>
              </table:table-cell>
              <table:table-cell office:value-type="float" office:value="0.0244853601098589">
                <text:p>0.0244853601098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010404">
                <text:p>0.010404</text:p>
              </table:table-cell>
              <table:table-cell office:value-type="float" office:value="0.00807898807556257">
                <text:p>0.00807898807556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">
                <text:p>2.9</text:p>
              </table:table-cell>
              <table:table-cell office:value-type="float" office:value="0.003844">
                <text:p>0.003844</text:p>
              </table:table-cell>
              <table:table-cell office:value-type="float" office:value="0.00118831182115811">
                <text:p>0.001188311821158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